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</office:automatic-styles>
  <office:body>
    <office:drawing>
      <draw:page draw:name="page1" draw:style-name="dp1" draw:master-page-name="標準">
        <draw:path draw:style-name="gr1" draw:text-style-name="P1" draw:layer="layout" svg:width="7.982cm" svg:height="7.982cm" svg:x="1.009cm" svg:y="0.986cm" svg:viewBox="0 0 7983 7983" svg:d="M2034 551l-1483 3440 1483 3441h3914l1484-3441-1484-3440zM1721 0h4540l1722 3991-1722 3992h-4540l-1721-3992z">
          <text:p/>
        </draw:path>
        <draw:path draw:style-name="gr1" draw:text-style-name="P1" draw:layer="layout" svg:width="3.785cm" svg:height="4.037cm" svg:x="3.107cm" svg:y="2.981cm" svg:viewBox="0 0 3786 4038" svg:d="M556 2030l911 2008h-521l-946-2019 946-2019h531zM3230 2030l-921-2030h530l947 2019-947 2019h-520z">
          <text:p/>
        </draw:path>
      </draw:page>
      <draw:page draw:name="page2" draw:style-name="dp1" draw:master-page-name="標準">
        <draw:custom-shape draw:style-name="gr2" draw:text-style-name="P1" draw:layer="layout" svg:width="0.987cm" svg:height="6.009cm" svg:x="1.009cm" svg:y="0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87cm" svg:height="6.009cm" svg:x="8.027cm" svg:y="2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87cm" svg:height="6.009cm" draw:transform="rotate (1.5707963267946) translate (1.02cm 7.94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87cm" svg:height="6.009cm" draw:transform="rotate (1.5707963267946) translate (3.014cm 2.99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19cm" svg:height="2.018cm" svg:x="4.014cm" svg:y="3.9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custom-shape draw:style-name="gr2" draw:text-style-name="P1" draw:layer="layout" svg:width="5.94cm" svg:height="6.01cm" svg:x="2.019cm" svg:y="0.826cm">
          <text:p/>
          <draw:enhanced-geometry svg:viewBox="0 0 21600 21600" draw:type="block-arc" draw:modifiers="-178.932526662645 8969.137814999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5.94cm" svg:height="6.01cm" svg:x="2.019cm" svg:y="3.165cm">
          <text:p/>
          <draw:enhanced-geometry svg:viewBox="0 0 21600 21600" draw:mirror-vertical="true" draw:type="block-arc" draw:modifiers="-178.932526662645 8969.137814999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042cm" svg:height="2.042cm" svg:x="3.991cm" svg:y="3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42cm" svg:height="2.042cm" svg:x="3.99cm" svg:y="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.223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.763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3" draw:text-style-name="P1" draw:layer="layout" svg:width="2.002cm" svg:height="1.965cm" svg:x="3.986cm" svg:y="2.05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1.965cm" svg:x="2.495cm" svg:y="3.02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1.965cm" svg:x="0.986cm" svg:y="4.0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1.965cm" svg:x="2.495cm" svg:y="4.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1.965cm" svg:x="3.989cm" svg:y="5.97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1.965cm" svg:x="5.499cm" svg:y="4.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1.965cm" svg:x="5.501cm" svg:y="3.02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02cm" svg:height="1.965cm" svg:x="7.008cm" svg:y="4.0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5" draw:style-name="dp1" draw:master-page-name="標準">
        <draw:polygon draw:style-name="gr4" draw:text-style-name="P1" draw:layer="layout" svg:width="7.999cm" svg:height="0.499cm" svg:x="1.001cm" svg:y="8.501cm" svg:viewBox="0 0 8000 500" draw:points="2999,299 4999,299 4999,0 8000,0 8000,500 0,500 0,0 2999,0">
          <text:p/>
        </draw:polygon>
        <draw:polygon draw:style-name="gr4" draw:text-style-name="P1" draw:layer="layout" svg:width="7.999cm" svg:height="0.499cm" svg:x="1.001cm" svg:y="5.689cm" svg:viewBox="0 0 8000 500" draw:points="2999,261 4999,261 4999,0 8000,0 8000,500 0,500 0,0 2999,0">
          <text:p/>
        </draw:polygon>
        <draw:path draw:style-name="gr4" draw:text-style-name="P2" draw:layer="layout" svg:width="7.999cm" svg:height="0.499cm" svg:x="1.001cm" svg:y="4.751cm" svg:viewBox="0 0 8000 500" svg:d="M4999 0h3001v500h-3001zM2999 500h-2999v-500h2999z">
          <text:p/>
        </draw:path>
        <draw:path draw:style-name="gr4" draw:text-style-name="P1" draw:layer="layout" svg:width="7.999cm" svg:height="0.499cm" svg:x="1.001cm" svg:y="3.814cm" svg:viewBox="0 0 8000 500" svg:d="M4999 0h3001v500h-3001zM2999 500h-2999v-500h2999z">
          <text:p/>
        </draw:path>
        <draw:path draw:style-name="gr4" draw:text-style-name="P1" draw:layer="layout" svg:width="7.999cm" svg:height="0.499cm" svg:x="1.001cm" svg:y="2.876cm" svg:viewBox="0 0 8000 500" svg:d="M4999 0h3001v500h-3001zM2999 500h-2999v-500h2999z">
          <text:p/>
        </draw:path>
        <draw:path draw:style-name="gr4" draw:text-style-name="P1" draw:layer="layout" svg:width="7.999cm" svg:height="0.499cm" svg:x="1.001cm" svg:y="1.939cm" svg:viewBox="0 0 8000 500" svg:d="M4999 0h3001v500h-3001zM2999 500h-2999v-500h2999z">
          <text:p/>
        </draw:path>
        <draw:polygon draw:style-name="gr4" draw:text-style-name="P1" draw:layer="layout" svg:width="7.999cm" svg:height="0.499cm" svg:x="1.001cm" svg:y="1.001cm" svg:viewBox="0 0 8000 500" draw:points="4999,249 2999,249 2999,500 0,500 0,0 8000,0 8000,500 4999,500">
          <text:p/>
        </draw:polygon>
        <draw:path draw:style-name="gr4" draw:text-style-name="P1" draw:layer="layout" svg:width="7.999cm" svg:height="0.499cm" svg:x="1.001cm" svg:y="7.564cm" svg:viewBox="0 0 8000 500" svg:d="M4999 0h3001v500h-3001zM2999 500h-2999v-500h2999z">
          <text:p/>
        </draw:path>
        <draw:polygon draw:style-name="gr4" draw:text-style-name="P1" draw:layer="layout" svg:width="7.999cm" svg:height="0.499cm" svg:x="1.001cm" svg:y="6.626cm" svg:viewBox="0 0 8000 500" draw:points="4999,174 2999,174 2999,500 0,500 0,0 8000,0 8000,500 4999,5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7T20:55:28</meta:creation-date>
    <dc:date>2014-08-06T19:06:20</dc:date>
    <meta:editing-duration>PT1H10M8S</meta:editing-duration>
    <meta:editing-cycles>2</meta:editing-cycles>
    <meta:generator>OpenOffice/4.1.0$Unix OpenOffice.org_project/410m18$Build-9764</meta:generator>
    <meta:document-statistic meta:object-count="30"/>
  </office:meta>
</office:document-meta>
</file>